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ApplicationContextDynamicBeanPropertyTests.accessNonExistentBeanViaDynamic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ApplicationContextDynamicBeanPropertyTests.accessDynamicBea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